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weight="bold" officeooo:rsid="0019471c" officeooo:paragraph-rsid="0019471c" style:font-weight-asian="bold" style:font-weight-complex="bold"/>
    </style:style>
    <style:style style:name="P3" style:family="paragraph" style:parent-style-name="Preformatted_20_Text">
      <style:text-properties officeooo:rsid="0019471c" officeooo:paragraph-rsid="0019471c"/>
    </style:style>
    <style:style style:name="P4" style:family="paragraph" style:parent-style-name="Standard">
      <style:text-properties fo:font-weight="bold" officeooo:rsid="0019471c" officeooo:paragraph-rsid="0019471c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weight="bold" officeooo:rsid="0019471c" officeooo:paragraph-rsid="0019471c" style:font-weight-asian="bold" style:font-weight-complex="bold"/>
    </style:style>
    <style:style style:name="P7" style:family="paragraph" style:parent-style-name="Text_20_body" style:list-style-name="L2">
      <style:text-properties officeooo:paragraph-rsid="0019471c"/>
    </style:style>
    <style:style style:name="P8" style:family="paragraph" style:parent-style-name="Text_20_body">
      <style:text-properties officeooo:rsid="0019471c" officeooo:paragraph-rsid="0019471c"/>
    </style:style>
    <style:style style:name="P9" style:family="paragraph" style:parent-style-name="Text_20_body" style:list-style-name="L3">
      <style:text-properties officeooo:paragraph-rsid="0019471c"/>
    </style:style>
    <style:style style:name="P10" style:family="paragraph" style:parent-style-name="Text_20_body">
      <style:text-properties officeooo:paragraph-rsid="0019471c"/>
    </style:style>
    <style:style style:name="P11" style:family="paragraph" style:parent-style-name="Text_20_body" style:list-style-name="L4">
      <style:text-properties officeooo:paragraph-rsid="0019471c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text-properties officeooo:paragraph-rsid="0019471c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text-properties officeooo:paragraph-rsid="0019471c"/>
    </style:style>
    <style:style style:name="P16" style:family="paragraph" style:parent-style-name="Text_20_body" style:list-style-name="L9">
      <style:text-properties officeooo:paragraph-rsid="0019471c"/>
    </style:style>
    <style:style style:name="P17" style:family="paragraph" style:parent-style-name="Text_20_body" style:list-style-name="L10">
      <style:text-properties officeooo:paragraph-rsid="0019471c"/>
    </style:style>
    <style:style style:name="P18" style:family="paragraph" style:parent-style-name="Text_20_body" style:list-style-name="L11">
      <style:text-properties officeooo:paragraph-rsid="001947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471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Inicialización del Tablero de Bingo:</text:p>
      <text:p text:style-name="P2"><text:span text:style-name="Source_20_Text">Integer[] bingoBoard = new Integer[25];</text:span></text:p>
      <text:p text:style-name="Preformatted_20_Text"><text:span text:style-name="Source_20_Text">for (int i = 0; i &lt; bingoBoard.length; i++) {</text:span></text:p>
      <text:p text:style-name="Preformatted_20_Text"><text:span text:style-name="Source_20_Text"><text:s text:c="4"/>bingoBoard[i] = i + 1;</text:span></text:p>
      <text:p text:style-name="P1"><text:span text:style-name="Source_20_Text">}</text:span></text:p>
      <text:list xml:id="list2958456496" text:style-name="L2">
        <text:list-item>
          <text:p text:style-name="P7"><text:span text:style-name="T2">Se creó un array de </text:span><text:span text:style-name="Source_20_Text"><text:span text:style-name="T2">Integer</text:span></text:span><text:span text:style-name="T2"> llamado </text:span><text:span text:style-name="Source_20_Text"><text:span text:style-name="T2">bingoBoard</text:span></text:span><text:span text:style-name="T2"> con un tamaño de 25 (5x5) para representar el tablero de Bingo.</text:span></text:p>
        </text:list-item>
      </text:list>
      <text:list xml:id="list665312359" text:style-name="L1">
        <text:list-item>
          <text:p text:style-name="P5">Se llenó el tablero con números del 1 al 25.</text:p>
        </text:list-item>
      </text:list>
      <text:p text:style-name="P6">2. Barajado de Números:</text:p>
      <text:p text:style-name="P2"><text:span text:style-name="Source_20_Text">Collections.shuffle(Arrays.asList(bingoBoard));</text:span></text:p>
      <text:p text:style-name="P6"/>
      <text:list xml:id="list3898548908" text:style-name="L3">
        <text:list-item>
          <text:p text:style-name="P9"><text:span text:style-name="T2">Se utilizó el método </text:span><text:span text:style-name="Source_20_Text"><text:span text:style-name="T2">shuffle</text:span></text:span><text:span text:style-name="T2"> de la clase </text:span><text:span text:style-name="Source_20_Text"><text:span text:style-name="T2">Collections</text:span></text:span><text:span text:style-name="T2"> para barajar aleatoriamente los números en el tablero.</text:span></text:p>
        </text:list-item>
      </text:list>
      <text:p text:style-name="P8"><text:span text:style-name="T1">3. Visualización del Tablero:</text:span></text:p>
      <text:p text:style-name="P3"><text:span text:style-name="Source_20_Text"><text:span text:style-name="T1">private static void displayBingoBoard(Integer[] board) {</text:span></text:span></text:p>
      <text:p text:style-name="Preformatted_20_Text"><text:span text:style-name="Source_20_Text"><text:s text:c="4"/>// Código para mostrar el tablero</text:span></text:p>
      <text:p text:style-name="P1"><text:span text:style-name="Source_20_Text">}</text:span></text:p>
      <text:list xml:id="list238977309" text:style-name="L4">
        <text:list-item>
          <text:p text:style-name="P11"><text:span text:style-name="T2">Se creó un método </text:span><text:span text:style-name="Source_20_Text"><text:span text:style-name="T2">displayBingoBoard</text:span></text:span><text:span text:style-name="T2"> para mostrar el tablero de Bingo en la consola.</text:span></text:p>
        </text:list-item>
      </text:list>
      <text:p text:style-name="P8"><text:span text:style-name="T1">4. Juego Principal:</text:span></text:p>
      <text:p text:style-name="P3"><text:span text:style-name="Source_20_Text"><text:span text:style-name="T1">while (!isBingo(bingoBoard)) {</text:span></text:span></text:p>
      <text:p text:style-name="Preformatted_20_Text"><text:span text:style-name="Source_20_Text"><text:s text:c="4"/>int markedNumber = getMarkedNumber();</text:span></text:p>
      <text:p text:style-name="Preformatted_20_Text"><text:span text:style-name="Source_20_Text"><text:s text:c="4"/>markNumber(bingoBoard, markedNumber);</text:span></text:p>
      <text:p text:style-name="Preformatted_20_Text"><text:span text:style-name="Source_20_Text"><text:s text:c="4"/>displayBingoBoard(bingoBoard);</text:span></text:p>
      <text:p text:style-name="P1"><text:span text:style-name="Source_20_Text">}</text:span></text:p>
      <text:list xml:id="list3651052927" text:style-name="L6">
        <text:list-item>
          <text:p text:style-name="P13"><text:span text:style-name="T2">Se implementó un bucle </text:span><text:span text:style-name="Source_20_Text"><text:span text:style-name="T2">while</text:span></text:span><text:span text:style-name="T2"> que continuará ejecutándose hasta que alguien gane.</text:span></text:p>
        </text:list-item>
      </text:list>
      <text:list xml:id="list1183692830" text:style-name="L5">
        <text:list-item>
          <text:p text:style-name="P12">Dentro del bucle, se solicitó al usuario que ingresara un número y se marcó ese número en el tablero.</text:p>
        </text:list-item>
      </text:list>
      <text:p text:style-name="P6">5. Verificación de Bingo:</text:p>
      <text:p text:style-name="P2"><text:span text:style-name="Source_20_Text">private static boolean isBingo(Integer[] board) {</text:span></text:p>
      <text:p text:style-name="Preformatted_20_Text"><text:span text:style-name="Source_20_Text"><text:s text:c="4"/>// Código para verificar filas, columnas y diagonales</text:span></text:p>
      <text:p text:style-name="P1"><text:span text:style-name="Source_20_Text">}</text:span></text:p>
      <text:list xml:id="list525495093" text:style-name="L8">
        <text:list-item>
          <text:p text:style-name="P15"><text:span text:style-name="T2">Se creó un método </text:span><text:span text:style-name="Source_20_Text"><text:span text:style-name="T2">isBingo</text:span></text:span><text:span text:style-name="T2"> para verificar si alguien ha ganado.</text:span></text:p>
        </text:list-item>
      </text:list>
      <text:list xml:id="list2640915473" text:style-name="L7">
        <text:list-item>
          <text:p text:style-name="P14">Se verificaron filas, columnas y diagonales.</text:p>
        </text:list-item>
      </text:list>
      <text:p text:style-name="P6">6. Marcar Números y Actualizar el Tablero:</text:p>
      <text:p text:style-name="P2"><text:span text:style-name="Source_20_Text">private static void markNumber(Integer[] board, int number) {</text:span></text:p>
      <text:p text:style-name="Preformatted_20_Text"><text:span text:style-name="Source_20_Text"><text:s text:c="4"/>// Código para marcar un número en el tablero</text:span></text:p>
      <text:p text:style-name="P1"><text:span text:style-name="Source_20_Text">}</text:span></text:p>
      <text:list xml:id="list3158460443" text:style-name="L9">
        <text:list-item>
          <text:p text:style-name="P16"><text:span text:style-name="T2">Se creó un método </text:span><text:span text:style-name="Source_20_Text"><text:span text:style-name="T2">markNumber</text:span></text:span><text:span text:style-name="T2"> para marcar un número en el tablero.</text:span></text:p>
        </text:list-item>
      </text:list>
      <text:p text:style-name="P6"/>
      <text:p text:style-name="P8"><text:soft-page-break/><text:span text:style-name="T1">7. Entrada de Usuario:</text:span></text:p>
      <text:p text:style-name="P3"><text:span text:style-name="Source_20_Text"><text:span text:style-name="T1">private static int getMarkedNumber() {</text:span></text:span></text:p>
      <text:p text:style-name="Preformatted_20_Text"><text:span text:style-name="Source_20_Text"><text:s text:c="4"/>// Código para obtener un número ingresado por el usuario</text:span></text:p>
      <text:p text:style-name="P1"><text:span text:style-name="Source_20_Text">}</text:span></text:p>
      <text:list xml:id="list729832746" text:style-name="L10">
        <text:list-item>
          <text:p text:style-name="P17"><text:span text:style-name="T2">Se creó un método </text:span><text:span text:style-name="Source_20_Text"><text:span text:style-name="T2">getMarkedNumber</text:span></text:span><text:span text:style-name="T2"> para obtener un número ingresado por el usuario.</text:span></text:p>
        </text:list-item>
      </text:list>
      <text:p text:style-name="P8"><text:span text:style-name="T1">8. Mensaje de Victoria:</text:span></text:p>
      <text:p text:style-name="P3"><text:span text:style-name="Source_20_Text"><text:span text:style-name="T1">System.out.println("¡Bingo! ¡Has ganado!");</text:span></text:span></text:p>
      <text:p text:style-name="P8"><text:span text:style-name="T1"/></text:p>
      <text:list xml:id="list3008270758" text:style-name="L11">
        <text:list-item>
          <text:p text:style-name="P18"><text:span text:style-name="T2">Cuando alguien gana, se imprime un mensaje de victoria.</text:span></text:p>
        </text:list-item>
      </text:list>
      <text:p text:style-name="P10"><text:span text:style-name="T2"/></text:p>
      <text:p text:style-name="P8"><text:span text:style-name="T1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0:42:11.956299593</meta:creation-date>
    <dc:date>2023-12-11T10:47:38.401674138</dc:date>
    <meta:editing-duration>PT5M26S</meta:editing-duration>
    <meta:editing-cycles>1</meta:editing-cycles>
    <meta:document-statistic meta:table-count="0" meta:image-count="0" meta:object-count="0" meta:page-count="2" meta:paragraph-count="42" meta:word-count="288" meta:character-count="1826" meta:non-whitespace-character-count="1559"/>
    <meta:generator>LibreOffice/7.3.7.2$Linux_X86_64 LibreOffice_project/30$Build-2</meta:generator>
  </office:meta>
</office:document-meta>
</file>